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number-columns-repeated="1010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Epidemiological Week</text:p>
          </table:table-cell>
          <table:table-cell table:number-columns-repeated="6"/>
          <table:table-cell office:value-type="string" calcext:value-type="string">
            <text:p>Incidence Rate</text:p>
          </table:table-cell>
          <table:table-cell office:value-type="string" calcext:value-type="string">
            <text:p>Death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36,2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6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,11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20" calcext:value-type="float">
            <text:p>420</text:p>
          </table:table-cell>
          <table:table-cell office:value-type="float" office:value="69" calcext:value-type="float">
            <text:p>6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9,1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 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2,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41" calcext:value-type="float">
            <text:p>49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5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5,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9" calcext:value-type="float">
            <text:p>9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1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2,76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7.07" calcext:value-type="float">
            <text:p>17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67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14,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91" calcext:value-type="float">
            <text:p>17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1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3.38" calcext:value-type="float">
            <text:p>83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5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9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29,873</text:p>
          </table:table-cell>
          <table:table-cell office:value-type="float" office:value="539" calcext:value-type="float">
            <text:p>539</text:p>
          </table:table-cell>
          <table:table-cell office:value-type="float" office:value="4" calcext:value-type="float">
            <text:p>4</text:p>
          </table:table-cell>
          <table:table-cell office:value-type="float" office:value="65.58" calcext:value-type="float">
            <text:p>65.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37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1,3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98.19" calcext:value-type="float">
            <text:p>298.1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daloupe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iti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96" calcext:value-type="float">
            <text:p>3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Barthelemy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Martin (French part) 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968" calcext:value-type="float">
            <text:p>968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7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18,968</text:p>
          </table:table-cell>
          <table:table-cell office:value-type="string" calcext:value-type="string">
            <text:p>1,190</text:p>
          </table:table-cell>
          <table:table-cell office:value-type="float" office:value="2" calcext:value-type="float">
            <text:p>2</text:p>
          </table:table-cell>
          <table:table-cell office:value-type="float" office:value="185.14" calcext:value-type="float">
            <text:p>185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18,549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8.43" calcext:value-type="float">
            <text:p>38.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,6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cuador&amp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string" calcext:value-type="string">
            <text:p>1,714</text:p>
          </table:table-cell>
          <table:table-cell office:value-type="float" office:value="3" calcext:value-type="float">
            <text:p>3</text:p>
          </table:table-cell>
          <table:table-cell office:value-type="float" office:value="12.17" calcext:value-type="float">
            <text:p>12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3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37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3,10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51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40,912</text:p>
          </table:table-cell>
          <table:table-cell office:value-type="string" calcext:value-type="string">
            <text:p>3,128</text:p>
          </table:table-cell>
          <table:table-cell office:value-type="float" office:value="6" calcext:value-type="float">
            <text:p>6</text:p>
          </table:table-cell>
          <table:table-cell office:value-type="float" office:value="31.72" calcext:value-type="float">
            <text:p>31.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8,8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*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,361</text:p>
          </table:table-cell>
          <table:table-cell office:value-type="float" office:value="320" calcext:value-type="float">
            <text:p>320</text:p>
          </table:table-cell>
          <table:table-cell office:value-type="float" office:value="90" calcext:value-type="float">
            <text:p>90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,84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azil^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106,656</text:p>
          </table:table-cell>
          <table:table-cell office:value-type="string" calcext:value-type="string">
            <text:p>63,000</text:p>
          </table:table-cell>
          <table:table-cell office:value-type="float" office:value="0" calcext:value-type="float">
            <text:p>0</text:p>
          </table:table-cell>
          <table:table-cell office:value-type="float" office:value="80.96" calcext:value-type="float">
            <text:p>80.9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9,5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,1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7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110,879</text:p>
          </table:table-cell>
          <table:table-cell office:value-type="string" calcext:value-type="string">
            <text:p>63,358</text:p>
          </table:table-cell>
          <table:table-cell office:value-type="float" office:value="92" calcext:value-type="float">
            <text:p>92</text:p>
          </table:table-cell>
          <table:table-cell office:value-type="float" office:value="62.54" calcext:value-type="float">
            <text:p>62.5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8,6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.82" calcext:value-type="float">
            <text:p>58.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tigua and Barbud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.55" calcext:value-type="float">
            <text:p>42.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ub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17.54" calcext:value-type="float">
            <text:p>617.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hamas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4" calcext:value-type="float">
            <text:p>19.3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rbados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yman Island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21" calcext:value-type="float">
            <text:p>84.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racaog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49" calcext:value-type="float">
            <text:p>1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6.22" calcext:value-type="float">
            <text:p>366.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renad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79" calcext:value-type="float">
            <text:p>92.7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yan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amaic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8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ntserrat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Kitts and Nevis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5" calcext:value-type="float">
            <text:p>53.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Luci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51" calcext:value-type="float">
            <text:p>69.5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Vincent and the Grenadine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.96" calcext:value-type="float">
            <text:p>151.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int Maarten (Dutch part)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7" calcext:value-type="float">
            <text:p>29.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uriname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inidad and Tobago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3.22" calcext:value-type="float">
            <text:p>4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urks and Caicos Island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K)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2.35" calcext:value-type="float">
            <text:p>32.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2,59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3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185,229</text:p>
          </table:table-cell>
          <table:table-cell office:value-type="string" calcext:value-type="string">
            <text:p>67,620</text:p>
          </table:table-cell>
          <table:table-cell office:value-type="float" office:value="171" calcext:value-type="float">
            <text:p>171</text:p>
          </table:table-cell>
          <table:table-cell office:value-type="float" office:value="25.34" calcext:value-type="float">
            <text:p>25.3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98,0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 Epidemiological Week for which information is available.</text:p>
          </table:table-cell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9:14</meta:creation-date>
    <dc:date>2018-09-01T10:09:14</dc:date>
    <meta:generator>LibreOffice/5.1.6.2$Linux_X86_64 LibreOffice_project/10m0$Build-2</meta:generator>
    <meta:document-statistic meta:table-count="1" meta:cell-count="48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